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.6" style:display-name="1._Migratie_voorbereiden.6" style:family="table-row">
      <style:table-row-properties style:min-row-height="0.445cm" fo:background-color="transparent">
        <style:background-image/>
      </style:table-row-properties>
    </style:style>
    <style:style style:name="_31_._5f_Migratie_5f_voorbereiden.9" style:display-name="1._Migratie_voorbereiden.9" style:family="table-row">
      <style:table-row-properties style:min-row-height="0.605cm" fo:background-color="transparent">
        <style:background-image/>
      </style:table-row-properties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3" style:family="table">
      <style:table-properties style:width="19.389cm" fo:margin-left="0.512cm" table:align="left" style:writing-mode="lr-tb"/>
    </style:style>
    <style:style style:name="Tabel3.A" style:family="table-column">
      <style:table-column-properties style:column-width="8.192cm"/>
    </style:style>
    <style:style style:name="Tabel3.B" style:family="table-column">
      <style:table-column-properties style:column-width="11.197cm"/>
    </style:style>
    <style:style style:name="Tabel3.A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B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19.389cm" fo:margin-left="0.512cm" table:align="left" style:writing-mode="lr-tb"/>
    </style:style>
    <style:style style:name="Tabel4.A" style:family="table-column">
      <style:table-column-properties style:column-width="8.192cm"/>
    </style:style>
    <style:style style:name="Tabel4.B" style:family="table-column">
      <style:table-column-properties style:column-width="11.197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B2" style:family="table-cell">
      <style:table-cell-properties fo:padding="0.097cm" fo:border-left="0.5pt solid #000000" fo:border-right="0.5pt solid #000000" fo:border-top="none" fo:border-bottom="0.5pt solid #000000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24c95c9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Ubuntu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rsid="025bdd2c" officeooo:paragraph-rsid="025bdd2c"/>
    </style:style>
    <style:style style:name="P6" style:family="paragraph" style:parent-style-name="Standard">
      <style:text-properties officeooo:paragraph-rsid="01b63ad1"/>
    </style:style>
    <style:style style:name="P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255116c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55116c" officeooo:paragraph-rsid="0255116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60b5c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Footnote">
      <style:text-properties officeooo:rsid="0268f29a" officeooo:paragraph-rsid="0268f29a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68f29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text-properties officeooo:paragraph-rsid="02576086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6527a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text-properties officeooo:paragraph-rsid="01a57dee"/>
    </style:style>
    <style:style style:name="P19" style:family="paragraph" style:parent-style-name="Standard">
      <style:text-properties officeooo:paragraph-rsid="01bc32b8"/>
    </style:style>
    <style:style style:name="P20" style:family="paragraph" style:parent-style-name="Standard" style:list-style-name="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officeooo:paragraph-rsid="01fe3c4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1">
      <style:paragraph-properties fo:break-before="page"/>
      <style:text-properties officeooo:paragraph-rsid="01fe3c46"/>
    </style:style>
    <style:style style:name="P22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23" style:family="paragraph" style:parent-style-name="Standard">
      <style:text-properties officeooo:paragraph-rsid="01be4eb0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4f955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Footnote">
      <style:text-properties officeooo:paragraph-rsid="02060474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d7f5d" style:font-size-asian="10.5pt" style:font-size-complex="10.5pt"/>
    </style:style>
    <style:style style:name="P27" style:family="paragraph" style:parent-style-name="Standard">
      <style:text-properties officeooo:paragraph-rsid="02601e58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25cf310" officeooo:paragraph-rsid="02601e58" style:font-weight-asian="bold" style:font-weight-complex="bold"/>
    </style:style>
    <style:style style:name="P29" style:family="paragraph" style:parent-style-name="Table_20_Contents">
      <style:text-properties fo:font-weight="bold" officeooo:rsid="025cf310" officeooo:paragraph-rsid="02601e58" style:font-weight-asian="bold" style:font-weight-complex="bold"/>
    </style:style>
    <style:style style:name="P30" style:family="paragraph" style:parent-style-name="Table_20_Contents">
      <style:text-properties officeooo:rsid="025cf310" officeooo:paragraph-rsid="02601e58"/>
    </style:style>
    <style:style style:name="P31" style:family="paragraph" style:parent-style-name="Table_20_Contents">
      <style:text-properties officeooo:rsid="025cf310" officeooo:paragraph-rsid="0267de5b"/>
    </style:style>
    <style:style style:name="P32" style:family="paragraph" style:parent-style-name="Standard">
      <style:text-properties officeooo:rsid="025cf310" officeooo:paragraph-rsid="02601e58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01e58"/>
    </style:style>
    <style:style style:name="P3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75b6b8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e0bb1" style:font-size-asian="10.5pt" style:font-size-complex="10.5pt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92193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6b5b8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42" style:family="paragraph" style:parent-style-name="Standard" style:list-style-name="L2">
      <style:text-properties officeooo:paragraph-rsid="006ea368"/>
    </style:style>
    <style:style style:name="P43" style:family="paragraph" style:parent-style-name="Standard" style:list-style-name="L2">
      <style:text-properties officeooo:paragraph-rsid="01d1c20a"/>
    </style:style>
    <style:style style:name="P44" style:family="paragraph" style:parent-style-name="Standard">
      <style:text-properties officeooo:paragraph-rsid="0103e699"/>
    </style:style>
    <style:style style:name="P4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4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4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4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5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5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62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63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64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66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67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68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69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70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loext:opacity="100%" fo:language="nl" fo:country="NL" fo:font-style="normal" officeooo:rsid="025bdd2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1" style:family="text">
      <style:text-properties fo:color="#000000" loext:opacity="100%" fo:language="nl" fo:country="NL" fo:font-style="italic" fo:font-weight="normal" officeooo:rsid="021d0517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" style:family="text">
      <style:text-properties fo:color="#000000" loext:opacity="100%" fo:language="nl" fo:country="NL" fo:font-style="italic" fo:font-weight="normal" officeooo:rsid="02169fcb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4" style:family="text">
      <style:text-properties fo:color="#000000" loext:opacity="100%" fo:language="nl" fo:country="NL" fo:font-style="italic" fo:font-weight="normal" officeooo:rsid="021bc239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5" style:family="text">
      <style:text-properties fo:color="#000000" loext:opacity="100%" fo:language="nl" fo:country="NL" fo:font-style="normal" fo:font-weight="normal" officeooo:rsid="021a208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6a908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officeooo:rsid="007505e5"/>
    </style:style>
    <style:style style:name="T29" style:family="text">
      <style:text-properties officeooo:rsid="0013aa8e"/>
    </style:style>
    <style:style style:name="T30" style:family="text">
      <style:text-properties officeooo:rsid="007ef2fc"/>
    </style:style>
    <style:style style:name="T31" style:family="text">
      <style:text-properties style:font-name="Liberation Sans" fo:font-size="12pt" style:font-size-asian="12pt" style:font-size-complex="12pt"/>
    </style:style>
    <style:style style:name="T32" style:family="text">
      <style:text-properties officeooo:rsid="009c12e0" style:font-size-asian="12pt" style:font-size-complex="12pt"/>
    </style:style>
    <style:style style:name="T33" style:family="text">
      <style:text-properties style:font-name="Liberation Sans" fo:font-size="12pt" officeooo:rsid="009c12e0" style:font-size-asian="12pt" style:font-size-complex="12pt"/>
    </style:style>
    <style:style style:name="T34" style:family="text">
      <style:text-properties style:font-name="Liberation Sans" fo:font-size="12pt" officeooo:rsid="00178133" style:font-size-asian="12pt" style:font-size-complex="12pt"/>
    </style:style>
    <style:style style:name="T35" style:family="text">
      <style:text-properties style:font-name="Liberation Sans" fo:font-size="12pt" officeooo:rsid="007ef2fc" style:font-size-asian="12pt" style:font-size-complex="12pt"/>
    </style:style>
    <style:style style:name="T36" style:family="text">
      <style:text-properties fo:color="#000000" loext:opacity="100%" style:font-name="Liberation Sans" fo:font-size="12pt" fo:language="nl" fo:country="NL" fo:font-style="normal" fo:font-weight="normal" officeooo:rsid="0255a8c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55a8c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621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644f3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668b4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5c936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fo:font-weight="normal" officeooo:rsid="009c12e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57608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fo:language="nl" fo:country="NL" fo:font-weight="normal" officeooo:rsid="00fe7fca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194e22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1ef4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6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officeooo:rsid="025d598d"/>
    </style:style>
    <style:style style:name="T69" style:family="text">
      <style:text-properties officeooo:rsid="0267de5b"/>
    </style:style>
    <style:style style:name="T70" style:family="text">
      <style:text-properties officeooo:rsid="025e46cc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5f264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fo:language="nl" fo:country="NL" fo:font-weight="normal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fo:language="nl" fo:country="NL" fo:font-weight="normal" officeooo:rsid="01cd201b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4" style:family="text">
      <style:text-properties fo:color="#000000" loext:opacity="100%" style:text-line-through-style="none" style:text-line-through-type="none" fo:language="nl" fo:country="NL" fo:font-weight="normal" officeooo:rsid="0042511d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60b5cb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55a8c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616b6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officeooo:rsid="02692193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644f37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668b43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644f3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668b4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677c1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officeooo:rsid="01e96954"/>
    </style:style>
    <style:style style:name="T128" style:family="text">
      <style:text-properties officeooo:rsid="0119bd75"/>
    </style:style>
    <style:style style:name="T129" style:family="text">
      <style:text-properties fo:font-weight="normal" officeooo:rsid="00172dcf" style:font-weight-asian="normal" style:font-weight-complex="normal"/>
    </style:style>
    <style:style style:name="T130" style:family="text">
      <style:text-properties officeooo:rsid="00172dc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89" form:id="control8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0" form:id="control9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1" form:id="control9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2" form:id="control9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3" form:id="control9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4" form:id="control9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5" form:id="control9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6" form:id="control9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7" form:id="control9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8" form:id="control9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9" form:id="control9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0" form:id="control10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1" form:id="control10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2" form:id="control10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3" form:id="control10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4" form:id="control10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1"><text:span text:style-name="T1">C</text:span><text:span text:style-name="T2">hecklist voor </text:span><text:span text:style-name="T1">het</text:span><text:span text:style-name="T2"> </text:span><text:span text:style-name="T3">overzetten</text:span><text:span text:style-name="T2"> van Windows </text:span><text:span text:style-name="T4">Desktop </text:span><text:span text:style-name="T2">naar </text:span><text:span text:style-name="T5">Linux </text:span><text:span text:style-name="T4">Desktop </text:span><text:span text:style-name="T5">(</text:span><text:span text:style-name="T6">bijvoorbeeld Debian of Rocky Linux</text:span><text:span text:style-name="T7">)</text:span><text:span text:style-name="T2">.</text:span></text:p>
      <text:p text:style-name="P2"/>
      <text:p text:style-name="P3"><text:span text:style-name="Strong_20_Emphasis"><text:span text:style-name="T8"/></text:span></text:p>
      <text:list text:style-name="L1">
        <text:list-item>
          <text:p text:style-name="P4"><text:span text:style-name="T9">Back-up maken</text:span><text:span text:style-name="T10"> (</text:span><text:span text:style-name="T11">alleen als </text:span><text:span text:style-name="T12">op</text:span><text:span text:style-name="T10"> Windows </text:span><text:span text:style-name="T13">D</text:span><text:span text:style-name="T14">esktop</text:span><text:span text:style-name="T15">)</text:span></text:p>
        </text:list-item>
      </text:list>
      <text:p text:style-name="P5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6"><text:span text:style-name="T16"><text:s/></text:span><text:span text:style-name="T17"><draw:control text:anchor-type="as-char" draw:z-index="90" draw:name="Vorm2" draw:style-name="gr1" draw:text-style-name="P7" svg:width="0.35cm" svg:height="0.35cm" draw:control="control89"/></text:span></text:p>
          </table:table-cell>
          <table:table-cell table:style-name="_31_._5f_Migratie_5f_voorbereiden.A1" office:value-type="string">
            <text:p text:style-name="P8"><text:span text:style-name="T18">Verbreek de Internetverbinding, zodat er geen nieuwe </text:span><text:span text:style-name="T19">e-</text:span><text:span text:style-name="T18">mails </text:span><text:span text:style-name="T19">meer</text:span><text:span text:style-name="T20"> </text:span><text:span text:style-name="T19">binnen </text:span><text:span text:style-name="T20">kunnen </text:span><text:span text:style-name="T18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6"><text:span text:style-name="T16"><text:s/></text:span><text:span text:style-name="T17"><draw:control text:anchor-type="as-char" draw:z-index="96" draw:name="Vorm 1" draw:style-name="gr1" draw:text-style-name="P7" svg:width="0.35cm" svg:height="0.35cm" draw:control="control95"/></text:span></text:p>
          </table:table-cell>
          <table:table-cell table:style-name="_31_._5f_Migratie_5f_voorbereiden.A1" office:value-type="string">
            <text:p text:style-name="P9">Z<text:span text:style-name="T21">et </text:span><text:span text:style-name="T22">een </text:span><text:span text:style-name="T23">eventuele virusscanner </text:span><text:span text:style-name="T24">uit</text:span><text:span text:style-name="T23">, </text:span><text:span text:style-name="T25">want dat </text:span><text:span text:style-name="T21">vertraagt </text:span><text:span text:style-name="T26">h</text:span><text:span text:style-name="T26">e</text:span><text:span text:style-name="T26">t </text:span><text:span text:style-name="T26">m</text:span><text:span text:style-name="T26">a</text:span><text:span text:style-name="T26">k</text:span><text:span text:style-name="T26">e</text:span><text:span text:style-name="T26">n </text:span><text:span text:style-name="T26">v</text:span><text:span text:style-name="T26">a</text:span><text:span text:style-name="T26">n </text:span><text:span text:style-name="T21">de back-up</text:span><text:span text:style-name="T27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6"/>
          </table:table-cell>
          <table:table-cell table:style-name="_31_._5f_Migratie_5f_voorbereiden.A1" office:value-type="string">
            <text:p text:style-name="P10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6"><text:span text:style-name="T16"><text:s/></text:span><text:span text:style-name="T17"><draw:control text:anchor-type="as-char" draw:z-index="91" draw:name="Vorm3" draw:style-name="gr1" draw:text-style-name="P7" svg:width="0.35cm" svg:height="0.35cm" draw:control="control90"/></text:span></text:p>
          </table:table-cell>
          <table:table-cell table:style-name="_31_._5f_Migratie_5f_voorbereiden.A1" office:value-type="string">
            <text:p text:style-name="P11">Verzame<text:span text:style-name="T28">l</text:span> <text:span text:style-name="T29">computernaam en </text:span>gebruikersnamen, zie pagina <text:span text:style-name="T30">4</text:span>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6"><text:span text:style-name="T16"><text:s/></text:span><text:span text:style-name="T17"><draw:control text:anchor-type="as-char" draw:z-index="92" draw:name="Vorm4" draw:style-name="gr1" draw:text-style-name="P7" svg:width="0.35cm" svg:height="0.35cm" draw:control="control91"/></text:span></text:p>
          </table:table-cell>
          <table:table-cell table:style-name="_31_._5f_Migratie_5f_voorbereiden.A1" office:value-type="string">
            <text:p text:style-name="P12"><text:span text:style-name="T31">Verzamel </text:span><text:span text:style-name="Emphasis"><text:span text:style-name="T32">per gebruiker</text:span></text:span><text:span text:style-name="T33"> </text:span><text:span text:style-name="T31">E-mailadressen </text:span><text:span text:style-name="T34">en</text:span><text:span text:style-name="T31"> mailserver</text:span><text:span text:style-name="T34">adressen</text:span><text:span text:style-name="T31"> inclusief gebruikersnamen en wachtwoorden, zie pagina </text:span><text:span text:style-name="T35">4</text:span><text:span text:style-name="T31">.</text:span></text:p>
          </table:table-cell>
        </table:table-row>
        <table:table-row table:style-name="_31_._5f_Migratie_5f_voorbereiden.6">
          <table:table-cell table:style-name="_31_._5f_Migratie_5f_voorbereiden.A1" office:value-type="string">
            <text:p text:style-name="P6"/>
          </table:table-cell>
          <table:table-cell table:style-name="_31_._5f_Migratie_5f_voorbereiden.A1" office:value-type="string">
            <text:p text:style-name="P10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6"><text:span text:style-name="T16"><text:s/></text:span><text:span text:style-name="T17"><draw:control text:anchor-type="as-char" draw:z-index="93" draw:name="Vorm5" draw:style-name="gr1" draw:text-style-name="P7" svg:width="0.35cm" svg:height="0.35cm" draw:control="control92"/></text:span></text:p>
          </table:table-cell>
          <table:table-cell table:style-name="_31_._5f_Migratie_5f_voorbereiden.A1" office:value-type="string">
            <text:p text:style-name="P13"><text:span text:style-name="T36">Start de browser-app en exporteer</text:span><text:span text:style-name="T37"> </text:span><text:span text:style-name="Emphasis"><text:span text:style-name="T38">per gebruiker</text:span></text:span><text:span text:style-name="T39"> </text:span><text:span text:style-name="T40">zoveel </text:span><text:span text:style-name="T41">a</text:span><text:span text:style-name="T41">l</text:span><text:span text:style-name="T41">s </text:span><text:span text:style-name="T40">mogelijk</text:span><text:span text:style-name="T40"><text:note text:id="ftn0" text:note-class="footnote"><text:note-citation>1</text:note-citation><text:note-body><text:p text:style-name="P14">Zie ook de tabel “Browser-app migratie” op het volgende blad.</text:p></text:note-body></text:note></text:span><text:span text:style-name="T40"> </text:span><text:span text:style-name="T42">n</text:span><text:span text:style-name="T42">a</text:span><text:span text:style-name="T42">a</text:span><text:span text:style-name="T42">r </text:span><text:span text:style-name="T42">b</text:span><text:span text:style-name="T42">i</text:span><text:span text:style-name="T42">j</text:span><text:span text:style-name="T42">vo</text:span><text:span text:style-name="T42">o</text:span><text:span text:style-name="T42">r</text:span><text:span text:style-name="T42">b</text:span><text:span text:style-name="T42">e</text:span><text:span text:style-name="T42">e</text:span><text:span text:style-name="T42">l</text:span><text:span text:style-name="T42">d “</text:span><text:span text:style-name="T43">M</text:span><text:span text:style-name="T43">i</text:span><text:span text:style-name="T43">j</text:span><text:span text:style-name="T43">n </text:span><text:span text:style-name="T43">d</text:span><text:span text:style-name="T43">o</text:span><text:span text:style-name="T43">c</text:span><text:span text:style-name="T43">u</text:span><text:span text:style-name="T43">m</text:span><text:span text:style-name="T43">e</text:span><text:span text:style-name="T43">n</text:span><text:span text:style-name="T43">t</text:span><text:span text:style-name="T43">e</text:span><text:span text:style-name="T43">n &gt; </text:span><text:span text:style-name="T42">B</text:span><text:span text:style-name="T42">r</text:span><text:span text:style-name="T42">o</text:span><text:span text:style-name="T42">w</text:span><text:span text:style-name="T42">s</text:span><text:span text:style-name="T42">e</text:span><text:span text:style-name="T42">r-</text:span><text:span text:style-name="T42">b</text:span><text:span text:style-name="T42">a</text:span><text:span text:style-name="T42">c</text:span><text:span text:style-name="T42">k</text:span><text:span text:style-name="T42">u</text:span><text:span text:style-name="T42">p”</text:span><text:span text:style-name="T44">.<text:line-break/></text:span><text:span text:style-name="T45"><draw:control text:anchor-type="as-char" draw:z-index="98" draw:name="Vorm 3" draw:style-name="gr1" draw:text-style-name="P7" svg:width="0.35cm" svg:height="0.35cm" draw:control="control97"/></text:span><text:span text:style-name="T45"><text:tab/></text:span><text:span text:style-name="T45"><draw:control text:anchor-type="as-char" draw:z-index="99" draw:name="Vorm 4" draw:style-name="gr1" draw:text-style-name="P7" svg:width="0.35cm" svg:height="0.35cm" draw:control="control98"/></text:span><text:span text:style-name="T45"><text:tab/></text:span><text:span text:style-name="T45"><draw:control text:anchor-type="as-char" draw:z-index="100" draw:name="Vorm 5" draw:style-name="gr1" draw:text-style-name="P7" svg:width="0.35cm" svg:height="0.35cm" draw:control="control99"/></text:span><text:span text:style-name="T45"><text:tab/></text:span><text:span text:style-name="T45"><draw:control text:anchor-type="as-char" draw:z-index="101" draw:name="Vorm 6" draw:style-name="gr1" draw:text-style-name="P7" svg:width="0.35cm" svg:height="0.35cm" draw:control="control100"/></text:span><text:span text:style-name="T45"><text:tab/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6"><text:span text:style-name="T16"><text:s/></text:span><text:span text:style-name="T17"><draw:control text:anchor-type="as-char" draw:z-index="94" draw:name="Vorm7" draw:style-name="gr1" draw:text-style-name="P7" svg:width="0.35cm" svg:height="0.35cm" draw:control="control93"/></text:span></text:p>
          </table:table-cell>
          <table:table-cell table:style-name="_31_._5f_Migratie_5f_voorbereiden.A1" office:value-type="string">
            <text:p text:style-name="P15"><text:span text:style-name="T36">Start de mail-app en exporteer</text:span><text:span text:style-name="T37"> </text:span><text:span text:style-name="Emphasis"><text:span text:style-name="T38">per gebruiker</text:span></text:span><text:span text:style-name="T39"> </text:span><text:span text:style-name="T40">zoveel </text:span><text:span text:style-name="T41">a</text:span><text:span text:style-name="T41">l</text:span><text:span text:style-name="T41">s </text:span><text:span text:style-name="T40">mogelijk</text:span><text:span text:style-name="T40"><text:note text:id="ftn1" text:note-class="footnote"><text:note-citation>2</text:note-citation><text:note-body><text:p text:style-name="P14">Zie ook de tabel “Mail-app migratie” op het volgende blad.</text:p></text:note-body></text:note></text:span><text:span text:style-name="T40"> </text:span><text:span text:style-name="T42">naar bijvoorbeeld “</text:span><text:span text:style-name="T43">Mijn documenten &gt; </text:span><text:span text:style-name="T42">M</text:span><text:span text:style-name="T42">a</text:span><text:span text:style-name="T42">i</text:span><text:span text:style-name="T42">l</text:span><text:span text:style-name="T42">-backup”.</text:span><text:span text:style-name="T46"><text:line-break/></text:span><text:span text:style-name="T45"><draw:control text:anchor-type="as-char" draw:z-index="102" draw:name="Vorm 7" draw:style-name="gr1" draw:text-style-name="P7" svg:width="0.35cm" svg:height="0.35cm" draw:control="control101"/></text:span><text:span text:style-name="T45"><text:tab/></text:span><text:span text:style-name="T45"><draw:control text:anchor-type="as-char" draw:z-index="103" draw:name="Vorm 8" draw:style-name="gr1" draw:text-style-name="P7" svg:width="0.35cm" svg:height="0.35cm" draw:control="control102"/></text:span><text:span text:style-name="T45"><text:tab/></text:span><text:span text:style-name="T45"><draw:control text:anchor-type="as-char" draw:z-index="104" draw:name="Vorm 9" draw:style-name="gr1" draw:text-style-name="P7" svg:width="0.35cm" svg:height="0.35cm" draw:control="control103"/></text:span><text:span text:style-name="T45"><text:tab/></text:span><text:span text:style-name="T45"><draw:control text:anchor-type="as-char" draw:z-index="105" draw:name="Vorm 10" draw:style-name="gr1" draw:text-style-name="P7" svg:width="0.35cm" svg:height="0.35cm" draw:control="control104"/></text:span><text:span text:style-name="T45"><text:tab/></text:span></text:p>
          </table:table-cell>
        </table:table-row>
        <table:table-row table:style-name="_31_._5f_Migratie_5f_voorbereiden.9">
          <table:table-cell table:style-name="_31_._5f_Migratie_5f_voorbereiden.A1" office:value-type="string">
            <text:p text:style-name="P16"><text:span text:style-name="T17"><text:s/></text:span><text:span text:style-name="T17"><draw:control text:anchor-type="as-char" draw:z-index="97" draw:name="Vorm 2" draw:style-name="gr1" draw:text-style-name="P7" svg:width="0.35cm" svg:height="0.35cm" draw:control="control96"/></text:span></text:p>
          </table:table-cell>
          <table:table-cell table:style-name="_31_._5f_Migratie_5f_voorbereiden.A1" office:value-type="string">
            <text:p text:style-name="P17"><text:span text:style-name="T47">K</text:span><text:span text:style-name="T48">opi</text:span><text:span text:style-name="T47">e</text:span><text:span text:style-name="T47">e</text:span><text:span text:style-name="T47">r</text:span><text:span text:style-name="T48"> </text:span><text:span text:style-name="Emphasis"><text:span text:style-name="T49">per gebruiker </text:span></text:span><text:span text:style-name="T50">C:\Users\&lt;Gebruikersnaam&gt; </text:span><text:span text:style-name="T48">naar een externe harddisk</text:span><text:span text:style-name="T51">.<text:line-break/></text:span><text:span text:style-name="T45"><draw:control text:anchor-type="as-char" draw:z-index="106" draw:name="Vorm 11" draw:style-name="gr1" draw:text-style-name="P7" svg:width="0.35cm" svg:height="0.35cm" draw:control="control105"/></text:span><text:span text:style-name="T45"><text:tab/></text:span><text:span text:style-name="T45"><draw:control text:anchor-type="as-char" draw:z-index="107" draw:name="Vorm 12" draw:style-name="gr1" draw:text-style-name="P7" svg:width="0.35cm" svg:height="0.35cm" draw:control="control106"/></text:span><text:span text:style-name="T45"><text:tab/></text:span><text:span text:style-name="T45"><draw:control text:anchor-type="as-char" draw:z-index="108" draw:name="Vorm 13" draw:style-name="gr1" draw:text-style-name="P7" svg:width="0.35cm" svg:height="0.35cm" draw:control="control107"/></text:span><text:span text:style-name="T45"><text:tab/></text:span><text:span text:style-name="T45"><draw:control text:anchor-type="as-char" draw:z-index="109" draw:name="Vorm 14" draw:style-name="gr1" draw:text-style-name="P7" svg:width="0.35cm" svg:height="0.35cm" draw:control="control108"/></text:span><text:span text:style-name="T45"><text:tab/></text:span></text:p>
          </table:table-cell>
        </table:table-row>
      </table:table>
      <text:p text:style-name="P18"><text:span text:style-name="Emphasis"><text:span text:style-name="T52"/></text:span></text:p>
      <text:p text:style-name="P19"/>
      <text:p text:style-name="P20"><text:span text:style-name="Strong_20_Emphasis"><text:span text:style-name="T53"/></text:span></text:p>
      <text:list text:continue-numbering="true" text:style-name="L1">
        <text:list-item>
          <text:p text:style-name="P21"><text:span text:style-name="Strong_20_Emphasis"><text:span text:style-name="T53">Linux </text:span></text:span><text:span text:style-name="Strong_20_Emphasis"><text:span text:style-name="T54">installeren</text:span></text:span><text:span text:style-name="T55"> </text:span><text:span text:style-name="Emphasis"><text:span text:style-name="T56">(</text:span></text:span><text:span text:style-name="Emphasis"><text:span text:style-name="T57">Desktop: </text:span></text:span><text:span text:style-name="Emphasis"><text:span text:style-name="T58">overweeg dual-boot</text:span></text:span><text:span text:style-name="Emphasis"><text:span text:style-name="T56">)</text:span></text:span></text:p>
        </text:list-item>
      </text:list>
      <text:p text:style-name="P22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23"><text:span text:style-name="T16"><text:s/></text:span><text:span text:style-name="T17"><draw:control text:anchor-type="as-char" draw:z-index="95" draw:name="Vorm53" draw:style-name="gr1" draw:text-style-name="P7" svg:width="0.35cm" svg:height="0.35cm" draw:control="control94"/></text:span></text:p>
          </table:table-cell>
          <table:table-cell table:style-name="_32_._5f_Ubuntu_5f_installeren.A1" office:value-type="string">
            <text:p text:style-name="P24"><text:span text:style-name="T27">Installeer </text:span><text:span text:style-name="T59">Linux </text:span><text:span text:style-name="T27">volgens de </text:span><text:span text:style-name="Strong_20_Emphasis"><text:span text:style-name="T60">Checklist</text:span></text:span><text:span text:style-name="Strong_20_Emphasis"><text:span text:style-name="T61"> i</text:span></text:span><text:span text:style-name="Strong_20_Emphasis"><text:span text:style-name="T62">nstallatie</text:span></text:span><text:span text:style-name="T63"><text:note text:id="ftn4" text:note-class="footnote"><text:note-citation>1</text:note-citation><text:note-body><text:p text:style-name="P25">Checklist installatie is te vinden op <text:a xlink:type="simple" xlink:href="https://karelzimmer.nl/" text:style-name="Internet_20_link" text:visited-style-name="Visited_20_Internet_20_Link"><text:span text:style-name="T64">karelzimmer.nl</text:span></text:a><text:span text:style-name="T65">, onder </text:span><text:span text:style-name="Sterk_20_accent_20_voetnoot"><text:span text:style-name="T66">Linux</text:span></text:span><text:span text:style-name="T65">.</text:span></text:p></text:note-body></text:note></text:span><text:span text:style-name="T63">.</text:span></text:p>
          </table:table-cell>
        </table:table-row>
      </table:table>
      <text:p text:style-name="P26"><text:span text:style-name="Strong_20_Emphasis"><text:span text:style-name="T67"><text:tab/></text:span></text:span></text:p>
      <text:p text:style-name="P27"/>
      <text:p text:style-name="P27"><text:tab/></text:p>
      <table:table table:name="Tabel3" table:style-name="Tabel3">
        <table:table-column table:style-name="Tabel3.A"/>
        <table:table-column table:style-name="Tabel3.B"/>
        <table:table-row>
          <table:table-cell table:style-name="Tabel3.A1" table:number-columns-spanned="2" office:value-type="string">
            <text:p text:style-name="P28">Browser-app migratie</text:p>
          </table:table-cell>
          <table:covered-table-cell/>
        </table:table-row>
        <table:table-row>
          <table:table-cell table:style-name="Tabel3.A2" office:value-type="string">
            <text:p text:style-name="P29">Windows</text:p>
          </table:table-cell>
          <table:table-cell table:style-name="Tabel3.B2" office:value-type="string">
            <text:p text:style-name="P29">Linux</text:p>
          </table:table-cell>
        </table:table-row>
        <table:table-row>
          <table:table-cell table:style-name="Tabel3.A2" office:value-type="string">
            <text:p text:style-name="P30">Microsoft Edge <text:span text:style-name="T68">(→ Favorieten)</text:span></text:p>
          </table:table-cell>
          <table:table-cell table:style-name="Tabel3.B2" office:value-type="string">
            <text:p text:style-name="P30">Microsoft Edge <text:span text:style-name="T68">(← Favorieten)</text:span></text:p>
          </table:table-cell>
        </table:table-row>
        <table:table-row>
          <table:table-cell table:style-name="Tabel3.A2" office:value-type="string">
            <text:p text:style-name="P30">Mozilla Firefox <text:span text:style-name="T68">(→ </text:span><text:span text:style-name="T69">Bladwijzers</text:span><text:span text:style-name="T68">)</text:span></text:p>
          </table:table-cell>
          <table:table-cell table:style-name="Tabel3.B2" office:value-type="string">
            <text:p text:style-name="P31">Mozilla Firefox <text:span text:style-name="T68">(← </text:span><text:span text:style-name="T69">Bladwijzers</text:span><text:span text:style-name="T68">)</text:span></text:p>
          </table:table-cell>
        </table:table-row>
        <table:table-row>
          <table:table-cell table:style-name="Tabel3.A2" office:value-type="string">
            <text:p text:style-name="P30">Google Chrome <text:span text:style-name="T68">(→ </text:span><text:span text:style-name="T69">Bookmarks</text:span><text:span text:style-name="T68">)</text:span></text:p>
          </table:table-cell>
          <table:table-cell table:style-name="Tabel3.B2" office:value-type="string">
            <text:p text:style-name="P31">Google Chrome <text:span text:style-name="T68">(← </text:span><text:span text:style-name="T69">Bookmarks</text:span><text:span text:style-name="T68">)</text:span></text:p>
          </table:table-cell>
        </table:table-row>
      </table:table>
      <text:p text:style-name="P32"/>
      <text:p text:style-name="P33"/>
      <text:p text:style-name="P27"><text:tab/></text:p>
      <table:table table:name="Tabel4" table:style-name="Tabel4">
        <table:table-column table:style-name="Tabel4.A"/>
        <table:table-column table:style-name="Tabel4.B"/>
        <table:table-row>
          <table:table-cell table:style-name="Tabel4.A1" table:number-columns-spanned="2" office:value-type="string">
            <text:p text:style-name="P28">Mail-app migratie</text:p>
          </table:table-cell>
          <table:covered-table-cell/>
        </table:table-row>
        <table:table-row>
          <table:table-cell table:style-name="Tabel4.A2" office:value-type="string">
            <text:p text:style-name="P29">Windows</text:p>
          </table:table-cell>
          <table:table-cell table:style-name="Tabel4.B2" office:value-type="string">
            <text:p text:style-name="P29">Linux</text:p>
          </table:table-cell>
        </table:table-row>
        <table:table-row>
          <table:table-cell table:style-name="Tabel4.A2" office:value-type="string">
            <text:p text:style-name="P30">Microsoft Outlook (→ PST/OST)</text:p>
          </table:table-cell>
          <table:table-cell table:style-name="Tabel4.B2" office:value-type="string">
            <text:p text:style-name="P30">Evolution (← PST/OST)</text:p>
          </table:table-cell>
        </table:table-row>
        <table:table-row>
          <table:table-cell table:style-name="Tabel4.A2" office:value-type="string">
            <text:p text:style-name="P30">Windows Mail (→ <text:span text:style-name="T68">e-mails + </text:span><text:span text:style-name="T70">adresboek)</text:span></text:p>
          </table:table-cell>
          <table:table-cell table:style-name="Tabel4.B2" office:value-type="string">
            <text:p text:style-name="P30">Thunderbird (← <text:span text:style-name="T68">e-mails + </text:span><text:span text:style-name="T70">adresboek)</text:span></text:p>
          </table:table-cell>
        </table:table-row>
        <table:table-row>
          <table:table-cell table:style-name="Tabel4.A2" office:value-type="string">
            <text:p text:style-name="P30">Thunderbird (→ <text:span text:style-name="T68">e-mails + </text:span><text:span text:style-name="T70">adresboek)</text:span></text:p>
          </table:table-cell>
          <table:table-cell table:style-name="Tabel4.B2" office:value-type="string">
            <text:p text:style-name="P30">Thunderbird (← <text:span text:style-name="T68">e-mails + </text:span><text:span text:style-name="T70">adresboek)</text:span></text:p>
          </table:table-cell>
        </table:table-row>
        <table:table-row>
          <table:table-cell table:style-name="Tabel4.A2" office:value-type="string">
            <text:p text:style-name="P30">Webmail</text:p>
          </table:table-cell>
          <table:table-cell table:style-name="Tabel4.B2" office:value-type="string">
            <text:p text:style-name="P30">Webmail</text:p>
          </table:table-cell>
        </table:table-row>
      </table:table>
      <text:p text:style-name="P32"/>
      <text:p text:style-name="P33"><text:span text:style-name="Strong_20_Emphasis"><text:span text:style-name="T67"/></text:span></text:p>
      <text:list text:continue-numbering="true" text:style-name="L1">
        <text:list-item>
          <text:p text:style-name="P34"><text:span text:style-name="Strong_20_Emphasis"><text:span text:style-name="T71">B</text:span></text:span><text:span text:style-name="Strong_20_Emphasis"><text:span text:style-name="T71">a</text:span></text:span><text:span text:style-name="Strong_20_Emphasis"><text:span text:style-name="T71">c</text:span></text:span><text:span text:style-name="Strong_20_Emphasis"><text:span text:style-name="T71">k-</text:span></text:span><text:span text:style-name="Strong_20_Emphasis"><text:span text:style-name="T71">u</text:span></text:span><text:span text:style-name="Strong_20_Emphasis"><text:span text:style-name="T71">p </text:span></text:span><text:span text:style-name="Strong_20_Emphasis"><text:span text:style-name="T71">r</text:span></text:span><text:span text:style-name="Strong_20_Emphasis"><text:span text:style-name="T71">e</text:span></text:span><text:span text:style-name="Strong_20_Emphasis"><text:span text:style-name="T71">r</text:span></text:span><text:span text:style-name="Strong_20_Emphasis"><text:span text:style-name="T71">u</text:span></text:span><text:span text:style-name="Strong_20_Emphasis"><text:span text:style-name="T71">g</text:span></text:span><text:span text:style-name="Strong_20_Emphasis"><text:span text:style-name="T71">z</text:span></text:span><text:span text:style-name="Strong_20_Emphasis"><text:span text:style-name="T71">e</text:span></text:span><text:span text:style-name="Strong_20_Emphasis"><text:span text:style-name="T71">t</text:span></text:span><text:span text:style-name="Strong_20_Emphasis"><text:span text:style-name="T71">t</text:span></text:span><text:span text:style-name="Strong_20_Emphasis"><text:span text:style-name="T71">e</text:span></text:span><text:span text:style-name="Strong_20_Emphasis"><text:span text:style-name="T71">n</text:span></text:span><text:span text:style-name="Emphasis"><text:span text:style-name="T72"> (</text:span></text:span><text:span text:style-name="Emphasis"><text:span text:style-name="T73">op</text:span></text:span><text:span text:style-name="Emphasis"><text:span text:style-name="T72"> </text:span></text:span><text:span text:style-name="Emphasis"><text:span text:style-name="T74">Linux</text:span></text:span><text:span text:style-name="Emphasis"><text:span text:style-name="T72">)</text:span></text:span><text:span text:style-name="Strong_20_Emphasis"><text:span text:style-name="T75"><text:line-break/></text:span></text:span></text:p>
          <text:p text:style-name="P35"><text:span text:style-name="Emphasis">De handelingen in dit hoofdstuk dienen per gebruiker te worden uitgevoerd.</text:span></text:p>
          <text:p text:style-name="P36"><text:span text:style-name="T76"/></text:p>
        </text:list-item>
      </text:list>
      <text:p text:style-name="P37"><text:span text:style-name="T67"><text:tab/></text:span><text:span text:style-name="T67"><draw:control text:anchor-type="as-char" draw:z-index="2" draw:name="Vorm54" draw:style-name="gr1" draw:text-style-name="P7" svg:width="0.35cm" svg:height="0.35cm" draw:control="control1"/></text:span><text:span text:style-name="T67"><text:tab/></text:span><text:span text:style-name="T67"><draw:control text:anchor-type="as-char" draw:z-index="9" draw:name="Vorm55" draw:style-name="gr1" draw:text-style-name="P7" svg:width="0.35cm" svg:height="0.35cm" draw:control="control8"/></text:span><text:span text:style-name="T67"><text:tab/></text:span><text:span text:style-name="T67"><draw:control text:anchor-type="as-char" draw:z-index="10" draw:name="Vorm56" draw:style-name="gr1" draw:text-style-name="P7" svg:width="0.35cm" svg:height="0.35cm" draw:control="control9"/></text:span><text:span text:style-name="T67"><text:tab/></text:span><text:span text:style-name="T67"><draw:control text:anchor-type="as-char" draw:z-index="11" draw:name="Vorm57" draw:style-name="gr1" draw:text-style-name="P7" svg:width="0.35cm" svg:height="0.35cm" draw:control="control10"/></text:span><text:span text:style-name="T67"><text:tab/></text:span><text:span text:style-name="T77">Zorg dat er geen </text:span><text:span text:style-name="T78">Internetverbinding </text:span><text:span text:style-name="T77">is, zodat er geen nieuwe </text:span><text:span text:style-name="T79">e-</text:span><text:span text:style-name="T77">mails </text:span><text:span text:style-name="T80">kunnen </text:span><text:span text:style-name="T79">binnen</text:span><text:span text:style-name="T77">komen.</text:span></text:p>
      <text:p text:style-name="P38"><text:span text:style-name="T45"><text:tab/></text:span><text:span text:style-name="T45"><draw:control text:anchor-type="as-char" draw:z-index="3" draw:name="Vorm58" draw:style-name="gr1" draw:text-style-name="P7" svg:width="0.35cm" svg:height="0.35cm" draw:control="control2"/></text:span><text:span text:style-name="T45"><text:tab/></text:span><text:span text:style-name="T45"><draw:control text:anchor-type="as-char" draw:z-index="12" draw:name="Vorm59" draw:style-name="gr1" draw:text-style-name="P7" svg:width="0.35cm" svg:height="0.35cm" draw:control="control11"/></text:span><text:span text:style-name="T45"><text:tab/></text:span><text:span text:style-name="T45"><draw:control text:anchor-type="as-char" draw:z-index="13" draw:name="Vorm60" draw:style-name="gr1" draw:text-style-name="P7" svg:width="0.35cm" svg:height="0.35cm" draw:control="control12"/></text:span><text:span text:style-name="T45"><text:tab/></text:span><text:span text:style-name="T45"><draw:control text:anchor-type="as-char" draw:z-index="14" draw:name="Vorm61" draw:style-name="gr1" draw:text-style-name="P7" svg:width="0.35cm" svg:height="0.35cm" draw:control="control13"/></text:span><text:span text:style-name="T45"><text:tab/></text:span><text:span text:style-name="T75">Koppel de externe harddisk aan.</text:span></text:p>
      <text:p text:style-name="P38"><text:span text:style-name="T45"><text:tab/></text:span><text:span text:style-name="T45"><draw:control text:anchor-type="as-char" draw:z-index="4" draw:name="Vorm62" draw:style-name="gr1" draw:text-style-name="P7" svg:width="0.35cm" svg:height="0.35cm" draw:control="control3"/></text:span><text:span text:style-name="T45"><text:tab/></text:span><text:span text:style-name="T45"><draw:control text:anchor-type="as-char" draw:z-index="15" draw:name="Vorm63" draw:style-name="gr1" draw:text-style-name="P7" svg:width="0.35cm" svg:height="0.35cm" draw:control="control14"/></text:span><text:span text:style-name="T45"><text:tab/></text:span><text:span text:style-name="T45"><draw:control text:anchor-type="as-char" draw:z-index="16" draw:name="Vorm64" draw:style-name="gr1" draw:text-style-name="P7" svg:width="0.35cm" svg:height="0.35cm" draw:control="control15"/></text:span><text:span text:style-name="T45"><text:tab/></text:span><text:span text:style-name="T45"><draw:control text:anchor-type="as-char" draw:z-index="17" draw:name="Vorm65" draw:style-name="gr1" draw:text-style-name="P7" svg:width="0.35cm" svg:height="0.35cm" draw:control="control16"/></text:span><text:span text:style-name="T45"><text:tab/></text:span><text:span text:style-name="T75">Kopieer </text:span><text:span text:style-name="T81">Mijn documenten, </text:span><text:span text:style-name="T82">etc</text:span><text:span text:style-name="T75">.</text:span></text:p>
      <text:p text:style-name="P39"><text:span text:style-name="T45"><text:tab/></text:span><text:span text:style-name="T45"><draw:control text:anchor-type="as-char" draw:z-index="5" draw:name="Vorm74" draw:style-name="gr1" draw:text-style-name="P7" svg:width="0.35cm" svg:height="0.35cm" draw:control="control4"/></text:span><text:span text:style-name="T45"><text:tab/></text:span><text:span text:style-name="T45"><draw:control text:anchor-type="as-char" draw:z-index="18" draw:name="Vorm75" draw:style-name="gr1" draw:text-style-name="P7" svg:width="0.35cm" svg:height="0.35cm" draw:control="control17"/></text:span><text:span text:style-name="T45"><text:tab/></text:span><text:span text:style-name="T45"><draw:control text:anchor-type="as-char" draw:z-index="19" draw:name="Vorm76" draw:style-name="gr1" draw:text-style-name="P7" svg:width="0.35cm" svg:height="0.35cm" draw:control="control18"/></text:span><text:span text:style-name="T45"><text:tab/></text:span><text:span text:style-name="T45"><draw:control text:anchor-type="as-char" draw:z-index="20" draw:name="Vorm77" draw:style-name="gr1" draw:text-style-name="P7" svg:width="0.35cm" svg:height="0.35cm" draw:control="control19"/></text:span><text:span text:style-name="T45"><text:tab/></text:span><text:span text:style-name="T83">S</text:span><text:span text:style-name="T83">t</text:span><text:span text:style-name="T83">a</text:span><text:span text:style-name="T83">r</text:span><text:span text:style-name="T83">t </text:span><text:span text:style-name="T83">d</text:span><text:span text:style-name="T83">e </text:span><text:span text:style-name="T83">b</text:span><text:span text:style-name="T83">r</text:span><text:span text:style-name="T83">o</text:span><text:span text:style-name="T83">w</text:span><text:span text:style-name="T83">s</text:span><text:span text:style-name="T83">e</text:span><text:span text:style-name="T83">r-</text:span><text:span text:style-name="T83">a</text:span><text:span text:style-name="T83">p</text:span><text:span text:style-name="T83">p </text:span><text:span text:style-name="T83">e</text:span><text:span text:style-name="T83">n </text:span><text:span text:style-name="T83">i</text:span><text:span text:style-name="T83">m</text:span><text:span text:style-name="T83">p</text:span><text:span text:style-name="T83">o</text:span><text:span text:style-name="T83">r</text:span><text:span text:style-name="T83">t</text:span><text:span text:style-name="T83">e</text:span><text:span text:style-name="T83">e</text:span><text:span text:style-name="T83">r</text:span><text:span text:style-name="T84"> </text:span><text:span text:style-name="T85">zoveel </text:span><text:span text:style-name="T86">a</text:span><text:span text:style-name="T86">l</text:span><text:span text:style-name="T86">s </text:span><text:span text:style-name="T85">mogelijk</text:span><text:span text:style-name="T85"><text:note text:id="ftn2" text:note-class="footnote"><text:note-citation>1</text:note-citation><text:note-body><text:p text:style-name="P14">Zie ook de tabel “Browser-app migratie” op het vo<text:span text:style-name="T87">rige</text:span> blad.</text:p></text:note-body></text:note></text:span><text:span text:style-name="T85"> </text:span><text:span text:style-name="T88">vanuit </text:span><text:span text:style-name="T89">bijvoorbeeld “</text:span><text:span text:style-name="T90">Mijn documenten &gt; </text:span><text:span text:style-name="T89">Browser-backup”</text:span><text:span text:style-name="T91">.</text:span></text:p>
      <text:p text:style-name="P39"><text:span text:style-name="T45"><text:tab/></text:span><text:span text:style-name="T45"><draw:control text:anchor-type="as-char" draw:z-index="6" draw:name="Vorm78" draw:style-name="gr1" draw:text-style-name="P7" svg:width="0.35cm" svg:height="0.35cm" draw:control="control5"/></text:span><text:span text:style-name="T45"><text:tab/></text:span><text:span text:style-name="T45"><draw:control text:anchor-type="as-char" draw:z-index="21" draw:name="Vorm79" draw:style-name="gr1" draw:text-style-name="P7" svg:width="0.35cm" svg:height="0.35cm" draw:control="control20"/></text:span><text:span text:style-name="T45"><text:tab/></text:span><text:span text:style-name="T45"><draw:control text:anchor-type="as-char" draw:z-index="22" draw:name="Vorm80" draw:style-name="gr1" draw:text-style-name="P7" svg:width="0.35cm" svg:height="0.35cm" draw:control="control21"/></text:span><text:span text:style-name="T45"><text:tab/></text:span><text:span text:style-name="T45"><draw:control text:anchor-type="as-char" draw:z-index="23" draw:name="Vorm81" draw:style-name="gr1" draw:text-style-name="P7" svg:width="0.35cm" svg:height="0.35cm" draw:control="control22"/></text:span><text:span text:style-name="T45"><text:tab/></text:span><text:span text:style-name="T83">Start </text:span><text:span text:style-name="T83">d</text:span><text:span text:style-name="T83">e</text:span><text:span text:style-name="T83"> </text:span><text:span text:style-name="T83">m</text:span><text:span text:style-name="T83">a</text:span><text:span text:style-name="T83">i</text:span><text:span text:style-name="T83">l</text:span><text:span text:style-name="T83">-app en importeer</text:span><text:span text:style-name="T84"> </text:span><text:span text:style-name="T85">zoveel </text:span><text:span text:style-name="T86">a</text:span><text:span text:style-name="T86">l</text:span><text:span text:style-name="T86">s </text:span><text:span text:style-name="T85">mogelijk</text:span><text:span text:style-name="T85"><text:note text:id="ftn3" text:note-class="footnote"><text:note-citation>2</text:note-citation><text:note-body><text:p text:style-name="P14">Zie ook de tabel “<text:span text:style-name="T87">Mail</text:span>-app migratie” op het vo<text:span text:style-name="T87">rige</text:span> blad.</text:p></text:note-body></text:note></text:span><text:span text:style-name="T85"> </text:span><text:span text:style-name="T88">vanuit </text:span><text:span text:style-name="T92">bijvoorbeeld “</text:span><text:span text:style-name="T93">Mijn documenten &gt; </text:span><text:span text:style-name="T94">M</text:span><text:span text:style-name="T94">a</text:span><text:span text:style-name="T94">i</text:span><text:span text:style-name="T94">l</text:span><text:span text:style-name="T92">-backup”</text:span><text:span text:style-name="T75">.</text:span></text:p>
      <text:p text:style-name="P38"><text:span text:style-name="T45"><text:tab/></text:span><text:span text:style-name="T45"><draw:control text:anchor-type="as-char" draw:z-index="7" draw:name="Vorm94" draw:style-name="gr1" draw:text-style-name="P7" svg:width="0.35cm" svg:height="0.35cm" draw:control="control6"/></text:span><text:span text:style-name="T45"><text:tab/></text:span><text:span text:style-name="T45"><draw:control text:anchor-type="as-char" draw:z-index="24" draw:name="Vorm95" draw:style-name="gr1" draw:text-style-name="P7" svg:width="0.35cm" svg:height="0.35cm" draw:control="control23"/></text:span><text:span text:style-name="T45"><text:tab/></text:span><text:span text:style-name="T45"><draw:control text:anchor-type="as-char" draw:z-index="25" draw:name="Vorm96" draw:style-name="gr1" draw:text-style-name="P7" svg:width="0.35cm" svg:height="0.35cm" draw:control="control24"/></text:span><text:span text:style-name="T45"><text:tab/></text:span><text:span text:style-name="T45"><draw:control text:anchor-type="as-char" draw:z-index="26" draw:name="Vorm97" draw:style-name="gr1" draw:text-style-name="P7" svg:width="0.35cm" svg:height="0.35cm" draw:control="control25"/></text:span><text:span text:style-name="T45"><text:tab/></text:span><text:span text:style-name="T95">Verwijder overbodige Windows-bestanden via </text:span><text:span text:style-name="Strong_20_Emphasis"><text:span text:style-name="T96">Terminalvenster</text:span></text:span><text:span text:style-name="T97"> </text:span><text:span text:style-name="T98">en de volgende opdrachtregel:<text:line-break/></text:span></text:p>
      <text:list text:continue-numbering="true" text:style-name="L1">
        <text:list-header>
          <text:p text:style-name="P40"><text:span text:style-name="User_20_Entry"><text:span text:style-name="T99">f</text:span></text:span><text:span text:style-name="User_20_Entry"><text:span text:style-name="T100">ind </text:span></text:span><text:span text:style-name="User_20_Entry"><text:span text:style-name="T99">$HOME</text:span></text:span><text:span text:style-name="User_20_Entry"><text:span text:style-name="T100"> -type f -</text:span></text:span><text:span text:style-name="User_20_Entry"><text:span text:style-name="T101">i</text:span></text:span><text:span text:style-name="User_20_Entry"><text:span text:style-name="T100">name </text:span></text:span><text:span text:style-name="User_20_Entry"><text:span text:style-name="T102">d</text:span></text:span><text:span text:style-name="User_20_Entry"><text:span text:style-name="T100">esktop.ini -</text:span></text:span><text:span text:style-name="User_20_Entry"><text:span text:style-name="T103">d</text:span></text:span><text:span text:style-name="User_20_Entry"><text:span text:style-name="T104">e</text:span></text:span><text:span text:style-name="User_20_Entry"><text:span text:style-name="T103">lete </text:span></text:span><text:span text:style-name="User_20_Entry"><text:span text:style-name="T105">-or </text:span></text:span><text:span text:style-name="User_20_Entry"><text:span text:style-name="T100">-type f -</text:span></text:span><text:span text:style-name="User_20_Entry"><text:span text:style-name="T106">i</text:span></text:span><text:span text:style-name="User_20_Entry"><text:span text:style-name="T100">name </text:span></text:span><text:span text:style-name="User_20_Entry"><text:span text:style-name="T106">t</text:span></text:span><text:span text:style-name="User_20_Entry"><text:span text:style-name="T100">humbs.db -</text:span></text:span><text:span text:style-name="User_20_Entry"><text:span text:style-name="T103">delete -</text:span></text:span><text:span text:style-name="User_20_Entry"><text:span text:style-name="T105">or </text:span></text:span><text:span text:style-name="User_20_Entry"><text:span text:style-name="T100">-type f -name '*.</text:span></text:span><text:span text:style-name="User_20_Entry"><text:span text:style-name="T107">lnk'</text:span></text:span><text:span text:style-name="User_20_Entry"><text:span text:style-name="T108"> -delete -or </text:span></text:span><text:span text:style-name="User_20_Entry"><text:span text:style-name="T100">-type f -</text:span></text:span><text:span text:style-name="User_20_Entry"><text:span text:style-name="T101">i</text:span></text:span><text:span text:style-name="User_20_Entry"><text:span text:style-name="T100">name '*.</text:span></text:span><text:span text:style-name="User_20_Entry"><text:span text:style-name="T109">exe'</text:span></text:span><text:span text:style-name="User_20_Entry"><text:span text:style-name="T100"> -</text:span></text:span><text:span text:style-name="User_20_Entry"><text:span text:style-name="T103">delete -</text:span></text:span><text:span text:style-name="User_20_Entry"><text:span text:style-name="T108">or </text:span></text:span><text:span text:style-name="User_20_Entry"><text:span text:style-name="T100">-type f -</text:span></text:span><text:span text:style-name="User_20_Entry"><text:span text:style-name="T106">name '~*' -delete</text:span></text:span><text:span text:style-name="User_20_Entry"><text:span text:style-name="T110"><text:line-break/></text:span></text:span></text:p>
        </text:list-header>
      </text:list>
      <text:p text:style-name="P41"><text:span text:style-name="Strong_20_Emphasis"><text:tab/></text:span><text:span text:style-name="T45"><draw:control text:anchor-type="as-char" draw:z-index="8" draw:name="Vorm98" draw:style-name="gr1" draw:text-style-name="P7" svg:width="0.35cm" svg:height="0.35cm" draw:control="control7"/></text:span><text:span text:style-name="T45"><text:tab/></text:span><text:span text:style-name="T45"><draw:control text:anchor-type="as-char" draw:z-index="27" draw:name="Vorm99" draw:style-name="gr1" draw:text-style-name="P7" svg:width="0.35cm" svg:height="0.35cm" draw:control="control26"/></text:span><text:span text:style-name="T45"><text:tab/></text:span><text:span text:style-name="T45"><draw:control text:anchor-type="as-char" draw:z-index="28" draw:name="Vorm100" draw:style-name="gr1" draw:text-style-name="P7" svg:width="0.35cm" svg:height="0.35cm" draw:control="control27"/></text:span><text:span text:style-name="T45"><text:tab/></text:span><text:span text:style-name="T45"><draw:control text:anchor-type="as-char" draw:z-index="29" draw:name="Vorm101" draw:style-name="gr1" draw:text-style-name="P7" svg:width="0.35cm" svg:height="0.35cm" draw:control="control28"/></text:span><text:span text:style-name="T45"><text:tab/></text:span><text:span text:style-name="T75">Maak verbinding met het Internet, zodat er </text:span><text:span text:style-name="T111">weer</text:span><text:span text:style-name="T75"> nieuwe </text:span><text:span text:style-name="T112">e-</text:span><text:span text:style-name="T75">mails</text:span><text:span text:style-name="T113"> </text:span><text:span text:style-name="T112">binnen</text:span><text:span text:style-name="T75"> </text:span><text:span text:style-name="T113">kunnen </text:span><text:span text:style-name="T75">komen.</text:span></text:p>
      <text:list text:style-name="L2">
        <text:list-header>
          <text:p text:style-name="P42"><text:span text:style-name="T114"/></text:p>
          <text:p text:style-name="P43"><text:span text:style-name="T114"><text:line-break/><text:tab/></text:span><text:span text:style-name="T115">E</text:span><text:span text:style-name="T116">inde c</text:span><text:span text:style-name="T117">hecklist, </text:span><text:span text:style-name="T118">het overzetten</text:span><text:span text:style-name="T119"> </text:span><text:span text:style-name="T120">is </text:span><text:span text:style-name="T119">voltooid.</text:span></text:p>
        </text:list-header>
      </text:list>
      <text:p text:style-name="P44"/>
      <text:list text:continue-numbering="true" text:style-name="L2">
        <text:list-item>
          <text:list>
            <text:list-header>
              <text:p text:style-name="P45"><text:span text:style-name="T121">Geschreven door </text:span><text:a xlink:type="simple" xlink:href="mailto:info@karelzimmer.nl?subject=Checklist%20installatie%20Linux" text:style-name="Internet_20_link" text:visited-style-name="Visited_20_Internet_20_Link"><text:span text:style-name="T122">Karel Zimmer</text:span></text:a><text:span text:style-name="T123">.</text:span></text:p>
              <text:p text:style-name="P46"><text:span text:style-name="T124">Licentie </text:span><text:span text:style-name="T123">C</text:span><text:span text:style-name="T125">C0</text:span><text:span text:style-name="T123"> 1.0 </text:span><text:span text:style-name="T126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26"><text:s/></text:span><text:span text:style-name="T126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26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7">Gebr.#</text:p>
            <text:p text:style-name="P48"/>
          </table:table-cell>
          <table:table-cell table:style-name="Tabel1.A1" table:number-rows-spanned="2" office:value-type="string">
            <text:p text:style-name="P49">Gebruiker</text:p>
            <text:p text:style-name="P50">(bijv. Jan <text:span text:style-name="T127">Jansen</text:span>)</text:p>
          </table:table-cell>
          <table:table-cell table:style-name="Tabel1.A1" table:number-rows-spanned="2" office:value-type="string">
            <text:p text:style-name="P49">Gebruikersnaam</text:p>
            <text:p text:style-name="P50">(bijv. jan)</text:p>
          </table:table-cell>
          <table:table-cell table:style-name="Tabel1.D1" table:number-rows-spanned="2" office:value-type="string">
            <text:p text:style-name="P51">Wachtwoord</text:p>
            <text:p text:style-name="P52"/>
          </table:table-cell>
          <table:table-cell table:style-name="Tabel1.E1" office:value-type="string">
            <text:p text:style-name="P53"/>
          </table:table-cell>
          <table:table-cell table:style-name="Tabel1.F1" office:value-type="string">
            <text:p text:style-name="P54">BIOS-wachtwoord</text:p>
          </table:table-cell>
          <table:table-cell table:style-name="Tabel1.G1" office:value-type="string">
            <text:p text:style-name="P55"><draw:control text:anchor-type="as-char" draw:z-index="42" draw:name="Vorm1_11" draw:style-name="gr2" draw:text-style-name="P56" svg:width="5.329cm" svg:height="0.406cm" draw:control="control41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3"/>
          </table:table-cell>
          <table:table-cell table:style-name="Tabel1.F2" office:value-type="string">
            <text:p text:style-name="P57">Wifi-netwerknaam</text:p>
          </table:table-cell>
          <table:table-cell table:style-name="Tabel1.G2" office:value-type="string">
            <text:p text:style-name="P55"><draw:control text:anchor-type="as-char" draw:z-index="43" draw:name="Vorm1_12" draw:style-name="gr2" draw:text-style-name="P56" svg:width="5.329cm" svg:height="0.406cm" draw:control="control42"/></text:p>
          </table:table-cell>
        </table:table-row>
        <table:table-row table:style-name="Tabel1.3">
          <table:table-cell table:style-name="Tabel1.A3" office:value-type="string">
            <text:p text:style-name="P47">1</text:p>
          </table:table-cell>
          <table:table-cell table:style-name="Tabel1.A3" office:value-type="string">
            <text:p text:style-name="P49"><draw:control text:anchor-type="as-char" draw:z-index="30" draw:name="Vorm1" draw:style-name="gr2" draw:text-style-name="P56" svg:width="5.486cm" svg:height="0.406cm" draw:control="control29"/></text:p>
          </table:table-cell>
          <table:table-cell table:style-name="Tabel1.A3" office:value-type="string">
            <text:p text:style-name="P55"><draw:control text:anchor-type="as-char" draw:z-index="34" draw:name="Vorm1_3" draw:style-name="gr2" draw:text-style-name="P56" svg:width="3.208cm" svg:height="0.406cm" draw:control="control33"/></text:p>
          </table:table-cell>
          <table:table-cell table:style-name="Tabel1.D3" office:value-type="string">
            <text:p text:style-name="P55"><draw:control text:anchor-type="as-char" draw:z-index="38" draw:name="Vorm1_7" draw:style-name="gr2" draw:text-style-name="P56" svg:width="4.571cm" svg:height="0.406cm" draw:control="control37"/></text:p>
          </table:table-cell>
          <table:table-cell table:style-name="Tabel1.E1" office:value-type="string">
            <text:p text:style-name="P53"/>
          </table:table-cell>
          <table:table-cell table:style-name="Tabel1.F2" office:value-type="string">
            <text:p text:style-name="P58">Netwerksleutel</text:p>
          </table:table-cell>
          <table:table-cell table:style-name="Tabel1.G2" office:value-type="string">
            <text:p text:style-name="P55"><draw:control text:anchor-type="as-char" draw:z-index="44" draw:name="Vorm1_13" draw:style-name="gr2" draw:text-style-name="P56" svg:width="5.329cm" svg:height="0.406cm" draw:control="control43"/></text:p>
          </table:table-cell>
        </table:table-row>
        <table:table-row table:style-name="Tabel1.4">
          <table:table-cell table:style-name="Tabel1.A3" office:value-type="string">
            <text:p text:style-name="P47">2</text:p>
          </table:table-cell>
          <table:table-cell table:style-name="Tabel1.A3" office:value-type="string">
            <text:p text:style-name="P55"><draw:control text:anchor-type="as-char" draw:z-index="31" draw:name="Vorm1_0" draw:style-name="gr2" draw:text-style-name="P56" svg:width="5.486cm" svg:height="0.406cm" draw:control="control30"/></text:p>
          </table:table-cell>
          <table:table-cell table:style-name="Tabel1.A3" office:value-type="string">
            <text:p text:style-name="P55"><draw:control text:anchor-type="as-char" draw:z-index="35" draw:name="Vorm1_4" draw:style-name="gr2" draw:text-style-name="P56" svg:width="3.208cm" svg:height="0.406cm" draw:control="control34"/></text:p>
          </table:table-cell>
          <table:table-cell table:style-name="Tabel1.D3" office:value-type="string">
            <text:p text:style-name="P55"><draw:control text:anchor-type="as-char" draw:z-index="39" draw:name="Vorm1_8" draw:style-name="gr2" draw:text-style-name="P56" svg:width="4.571cm" svg:height="0.406cm" draw:control="control38"/></text:p>
          </table:table-cell>
          <table:table-cell table:style-name="Tabel1.E1" office:value-type="string">
            <text:p text:style-name="P53"/>
          </table:table-cell>
          <table:table-cell table:style-name="Tabel1.F2" office:value-type="string">
            <text:p text:style-name="P59">Router IP#</text:p>
          </table:table-cell>
          <table:table-cell table:style-name="Tabel1.G2" office:value-type="string">
            <text:p text:style-name="P55"><draw:control text:anchor-type="as-char" draw:z-index="45" draw:name="Vorm1_14" draw:style-name="gr2" draw:text-style-name="P56" svg:width="5.329cm" svg:height="0.406cm" draw:control="control44"/></text:p>
          </table:table-cell>
        </table:table-row>
        <table:table-row table:style-name="Tabel1.5">
          <table:table-cell table:style-name="Tabel1.A3" office:value-type="string">
            <text:p text:style-name="P60">3</text:p>
          </table:table-cell>
          <table:table-cell table:style-name="Tabel1.A3" office:value-type="string">
            <text:p text:style-name="P55"><draw:control text:anchor-type="as-char" draw:z-index="32" draw:name="Vorm1_1" draw:style-name="gr2" draw:text-style-name="P56" svg:width="5.486cm" svg:height="0.406cm" draw:control="control31"/></text:p>
          </table:table-cell>
          <table:table-cell table:style-name="Tabel1.A3" office:value-type="string">
            <text:p text:style-name="P55"><draw:control text:anchor-type="as-char" draw:z-index="36" draw:name="Vorm1_5" draw:style-name="gr2" draw:text-style-name="P56" svg:width="3.208cm" svg:height="0.406cm" draw:control="control35"/></text:p>
          </table:table-cell>
          <table:table-cell table:style-name="Tabel1.D3" office:value-type="string">
            <text:p text:style-name="P55"><draw:control text:anchor-type="as-char" draw:z-index="40" draw:name="Vorm1_9" draw:style-name="gr2" draw:text-style-name="P56" svg:width="4.571cm" svg:height="0.406cm" draw:control="control39"/></text:p>
          </table:table-cell>
          <table:table-cell table:style-name="Tabel1.E1" office:value-type="string">
            <text:p text:style-name="P53"/>
          </table:table-cell>
          <table:table-cell table:style-name="Tabel1.F2" office:value-type="string">
            <text:p text:style-name="P59">Router gebr.nm/ww</text:p>
          </table:table-cell>
          <table:table-cell table:style-name="Tabel1.G2" office:value-type="string">
            <text:p text:style-name="P55"><draw:control text:anchor-type="as-char" draw:z-index="46" draw:name="Vorm1_15" draw:style-name="gr2" draw:text-style-name="P56" svg:width="5.329cm" svg:height="0.406cm" draw:control="control45"/></text:p>
          </table:table-cell>
        </table:table-row>
        <table:table-row table:style-name="Tabel1.6">
          <table:table-cell table:style-name="Tabel1.A3" office:value-type="string">
            <text:p text:style-name="P60">4</text:p>
          </table:table-cell>
          <table:table-cell table:style-name="Tabel1.A3" office:value-type="string">
            <text:p text:style-name="P55"><draw:control text:anchor-type="as-char" draw:z-index="33" draw:name="Vorm1_2" draw:style-name="gr2" draw:text-style-name="P56" svg:width="5.486cm" svg:height="0.406cm" draw:control="control32"/></text:p>
          </table:table-cell>
          <table:table-cell table:style-name="Tabel1.A3" office:value-type="string">
            <text:p text:style-name="P55"><draw:control text:anchor-type="as-char" draw:z-index="37" draw:name="Vorm1_6" draw:style-name="gr2" draw:text-style-name="P56" svg:width="3.208cm" svg:height="0.406cm" draw:control="control36"/></text:p>
          </table:table-cell>
          <table:table-cell table:style-name="Tabel1.D3" office:value-type="string">
            <text:p text:style-name="P55"><draw:control text:anchor-type="as-char" draw:z-index="41" draw:name="Vorm1_10" draw:style-name="gr2" draw:text-style-name="P56" svg:width="4.571cm" svg:height="0.406cm" draw:control="control40"/></text:p>
          </table:table-cell>
          <table:table-cell table:style-name="Tabel1.E1" office:value-type="string">
            <text:p text:style-name="P53"/>
          </table:table-cell>
          <table:table-cell table:style-name="Tabel1.F2" office:value-type="string">
            <text:p text:style-name="P61">TeamViewer ID</text:p>
          </table:table-cell>
          <table:table-cell table:style-name="Tabel1.G2" office:value-type="string">
            <text:p text:style-name="P55"><draw:control text:anchor-type="as-char" draw:z-index="47" draw:name="Vorm1_16" draw:style-name="gr2" draw:text-style-name="P56" svg:width="5.329cm" svg:height="0.406cm" draw:control="control46"/></text:p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62">Gebr./<text:span text:style-name="T128">Volg#</text:span></text:p>
          </table:table-cell>
          <table:table-cell table:style-name="Tabel2.A1" office:value-type="string">
            <text:p text:style-name="P63">E-mailnaam</text:p>
          </table:table-cell>
          <table:table-cell table:style-name="Tabel2.A1" office:value-type="string">
            <text:p text:style-name="P63">E-mailadres</text:p>
          </table:table-cell>
          <table:table-cell table:style-name="Tabel2.A1" office:value-type="string">
            <text:p text:style-name="P64">Gebruikersnaam</text:p>
          </table:table-cell>
          <table:table-cell table:style-name="Tabel2.A1" office:value-type="string">
            <text:p text:style-name="P65">Wachtwoord</text:p>
          </table:table-cell>
          <table:table-cell table:style-name="Tabel2.A1" office:value-type="string">
            <text:p text:style-name="P65"><text:span text:style-name="T129">Inkomende</text:span><text:span text:style-name="T130"> </text:span>mailserver<text:line-break/>(pop.voorbeeld.com)</text:p>
          </table:table-cell>
          <table:table-cell table:style-name="Tabel2.G1" office:value-type="string">
            <text:p text:style-name="P66"><text:span text:style-name="T130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67"><draw:control text:anchor-type="as-char" svg:y="-0.598cm" draw:z-index="48" draw:name="Vorm1_17" draw:style-name="gr3" draw:text-style-name="P56" svg:width="1.176cm" svg:height="0.802cm" draw:control="control47"/></text:p>
          </table:table-cell>
          <table:table-cell table:style-name="Tabel2.A2" office:value-type="string">
            <text:p text:style-name="P68"><draw:control text:anchor-type="as-char" svg:y="-0.598cm" draw:z-index="54" draw:name="Vorm1_23" draw:style-name="gr3" draw:text-style-name="P56" svg:width="2.855cm" svg:height="0.802cm" draw:control="control53"/></text:p>
          </table:table-cell>
          <table:table-cell table:style-name="Tabel2.A2" office:value-type="string">
            <text:p text:style-name="P69"><draw:control text:anchor-type="as-char" svg:y="-0.598cm" draw:z-index="55" draw:name="Vorm1_24" draw:style-name="gr3" draw:text-style-name="P56" svg:width="3.56cm" svg:height="0.802cm" draw:control="control54"/></text:p>
          </table:table-cell>
          <table:table-cell table:style-name="Tabel2.A2" office:value-type="string">
            <text:p text:style-name="P70"><draw:control text:anchor-type="as-char" svg:y="-0.598cm" draw:z-index="56" draw:name="Vorm1_25" draw:style-name="gr3" draw:text-style-name="P56" svg:width="3.287cm" svg:height="0.802cm" draw:control="control55"/></text:p>
          </table:table-cell>
          <table:table-cell table:style-name="Tabel2.A2" office:value-type="string">
            <text:p text:style-name="P70"><draw:control text:anchor-type="as-char" svg:y="-0.598cm" draw:z-index="57" draw:name="Vorm1_26" draw:style-name="gr3" draw:text-style-name="P56" svg:width="2.855cm" svg:height="0.802cm" draw:control="control56"/></text:p>
          </table:table-cell>
          <table:table-cell table:style-name="Tabel2.A2" office:value-type="string">
            <text:p text:style-name="P70"><draw:control text:anchor-type="as-char" svg:y="-0.598cm" draw:z-index="58" draw:name="Vorm1_27" draw:style-name="gr3" draw:text-style-name="P56" svg:width="4.283cm" svg:height="0.802cm" draw:control="control57"/></text:p>
          </table:table-cell>
          <table:table-cell table:style-name="Tabel2.G2" office:value-type="string">
            <text:p text:style-name="P70"><draw:control text:anchor-type="as-char" svg:y="-0.598cm" draw:z-index="59" draw:name="Vorm1_28" draw:style-name="gr3" draw:text-style-name="P56" svg:width="4.46cm" svg:height="0.802cm" draw:control="control58"/></text:p>
          </table:table-cell>
        </table:table-row>
        <table:table-row table:style-name="Tabel2.2">
          <table:table-cell table:style-name="Tabel2.A3" office:value-type="string">
            <text:p text:style-name="P67"><draw:control text:anchor-type="as-char" svg:y="-0.598cm" draw:z-index="49" draw:name="Vorm1_18" draw:style-name="gr3" draw:text-style-name="P56" svg:width="1.176cm" svg:height="0.802cm" draw:control="control48"/></text:p>
          </table:table-cell>
          <table:table-cell table:style-name="Tabel2.A3" office:value-type="string">
            <text:p text:style-name="P69"><draw:control text:anchor-type="as-char" svg:y="-0.598cm" draw:z-index="60" draw:name="Vorm1_29" draw:style-name="gr3" draw:text-style-name="P56" svg:width="2.855cm" svg:height="0.802cm" draw:control="control59"/></text:p>
          </table:table-cell>
          <table:table-cell table:style-name="Tabel2.A3" office:value-type="string">
            <text:p text:style-name="P69"><draw:control text:anchor-type="as-char" svg:y="-0.598cm" draw:z-index="65" draw:name="Vorm1_34" draw:style-name="gr3" draw:text-style-name="P56" svg:width="3.56cm" svg:height="0.802cm" draw:control="control64"/></text:p>
          </table:table-cell>
          <table:table-cell table:style-name="Tabel2.A3" office:value-type="string">
            <text:p text:style-name="P70"><draw:control text:anchor-type="as-char" svg:y="-0.598cm" draw:z-index="70" draw:name="Vorm1_39" draw:style-name="gr3" draw:text-style-name="P56" svg:width="3.287cm" svg:height="0.802cm" draw:control="control69"/></text:p>
          </table:table-cell>
          <table:table-cell table:style-name="Tabel2.A3" office:value-type="string">
            <text:p text:style-name="P70"><draw:control text:anchor-type="as-char" svg:y="-0.598cm" draw:z-index="75" draw:name="Vorm1_44" draw:style-name="gr3" draw:text-style-name="P56" svg:width="2.855cm" svg:height="0.802cm" draw:control="control74"/></text:p>
          </table:table-cell>
          <table:table-cell table:style-name="Tabel2.A3" office:value-type="string">
            <text:p text:style-name="P70"><draw:control text:anchor-type="as-char" svg:y="-0.598cm" draw:z-index="80" draw:name="Vorm1_49" draw:style-name="gr3" draw:text-style-name="P56" svg:width="4.283cm" svg:height="0.802cm" draw:control="control79"/></text:p>
          </table:table-cell>
          <table:table-cell table:style-name="Tabel2.G3" office:value-type="string">
            <text:p text:style-name="P70"><draw:control text:anchor-type="as-char" svg:y="-0.598cm" draw:z-index="85" draw:name="Vorm1_54" draw:style-name="gr3" draw:text-style-name="P56" svg:width="4.46cm" svg:height="0.802cm" draw:control="control84"/></text:p>
          </table:table-cell>
        </table:table-row>
        <table:table-row table:style-name="Tabel2.2">
          <table:table-cell table:style-name="Tabel2.A3" office:value-type="string">
            <text:p text:style-name="P67"><draw:control text:anchor-type="as-char" svg:y="-0.598cm" draw:z-index="50" draw:name="Vorm1_19" draw:style-name="gr3" draw:text-style-name="P56" svg:width="1.176cm" svg:height="0.802cm" draw:control="control49"/></text:p>
          </table:table-cell>
          <table:table-cell table:style-name="Tabel2.A3" office:value-type="string">
            <text:p text:style-name="P69"><draw:control text:anchor-type="as-char" svg:y="-0.598cm" draw:z-index="61" draw:name="Vorm1_30" draw:style-name="gr3" draw:text-style-name="P56" svg:width="2.855cm" svg:height="0.802cm" draw:control="control60"/></text:p>
          </table:table-cell>
          <table:table-cell table:style-name="Tabel2.A3" office:value-type="string">
            <text:p text:style-name="P69"><draw:control text:anchor-type="as-char" svg:y="-0.598cm" draw:z-index="66" draw:name="Vorm1_35" draw:style-name="gr3" draw:text-style-name="P56" svg:width="3.56cm" svg:height="0.802cm" draw:control="control65"/></text:p>
          </table:table-cell>
          <table:table-cell table:style-name="Tabel2.A3" office:value-type="string">
            <text:p text:style-name="P70"><draw:control text:anchor-type="as-char" svg:y="-0.598cm" draw:z-index="71" draw:name="Vorm1_40" draw:style-name="gr3" draw:text-style-name="P56" svg:width="3.287cm" svg:height="0.802cm" draw:control="control70"/></text:p>
          </table:table-cell>
          <table:table-cell table:style-name="Tabel2.A3" office:value-type="string">
            <text:p text:style-name="P70"><draw:control text:anchor-type="as-char" svg:y="-0.598cm" draw:z-index="76" draw:name="Vorm1_45" draw:style-name="gr3" draw:text-style-name="P56" svg:width="2.855cm" svg:height="0.802cm" draw:control="control75"/></text:p>
          </table:table-cell>
          <table:table-cell table:style-name="Tabel2.A3" office:value-type="string">
            <text:p text:style-name="P70"><draw:control text:anchor-type="as-char" svg:y="-0.598cm" draw:z-index="81" draw:name="Vorm1_50" draw:style-name="gr3" draw:text-style-name="P56" svg:width="4.283cm" svg:height="0.802cm" draw:control="control80"/></text:p>
          </table:table-cell>
          <table:table-cell table:style-name="Tabel2.G3" office:value-type="string">
            <text:p text:style-name="P70"><draw:control text:anchor-type="as-char" svg:y="-0.598cm" draw:z-index="86" draw:name="Vorm1_55" draw:style-name="gr3" draw:text-style-name="P56" svg:width="4.46cm" svg:height="0.802cm" draw:control="control85"/></text:p>
          </table:table-cell>
        </table:table-row>
        <table:table-row table:style-name="Tabel2.2">
          <table:table-cell table:style-name="Tabel2.A3" office:value-type="string">
            <text:p text:style-name="P67"><draw:control text:anchor-type="as-char" svg:y="-0.598cm" draw:z-index="51" draw:name="Vorm1_20" draw:style-name="gr3" draw:text-style-name="P56" svg:width="1.176cm" svg:height="0.802cm" draw:control="control50"/></text:p>
          </table:table-cell>
          <table:table-cell table:style-name="Tabel2.A3" office:value-type="string">
            <text:p text:style-name="P69"><draw:control text:anchor-type="as-char" svg:y="-0.598cm" draw:z-index="62" draw:name="Vorm1_31" draw:style-name="gr3" draw:text-style-name="P56" svg:width="2.855cm" svg:height="0.802cm" draw:control="control61"/></text:p>
          </table:table-cell>
          <table:table-cell table:style-name="Tabel2.A3" office:value-type="string">
            <text:p text:style-name="P69"><draw:control text:anchor-type="as-char" svg:y="-0.598cm" draw:z-index="67" draw:name="Vorm1_36" draw:style-name="gr3" draw:text-style-name="P56" svg:width="3.56cm" svg:height="0.802cm" draw:control="control66"/></text:p>
          </table:table-cell>
          <table:table-cell table:style-name="Tabel2.A3" office:value-type="string">
            <text:p text:style-name="P70"><draw:control text:anchor-type="as-char" svg:y="-0.598cm" draw:z-index="72" draw:name="Vorm1_41" draw:style-name="gr3" draw:text-style-name="P56" svg:width="3.287cm" svg:height="0.802cm" draw:control="control71"/></text:p>
          </table:table-cell>
          <table:table-cell table:style-name="Tabel2.A3" office:value-type="string">
            <text:p text:style-name="P70"><draw:control text:anchor-type="as-char" svg:y="-0.598cm" draw:z-index="77" draw:name="Vorm1_46" draw:style-name="gr3" draw:text-style-name="P56" svg:width="2.855cm" svg:height="0.802cm" draw:control="control76"/></text:p>
          </table:table-cell>
          <table:table-cell table:style-name="Tabel2.A3" office:value-type="string">
            <text:p text:style-name="P70"><draw:control text:anchor-type="as-char" svg:y="-0.598cm" draw:z-index="82" draw:name="Vorm1_51" draw:style-name="gr3" draw:text-style-name="P56" svg:width="4.283cm" svg:height="0.802cm" draw:control="control81"/></text:p>
          </table:table-cell>
          <table:table-cell table:style-name="Tabel2.G3" office:value-type="string">
            <text:p text:style-name="P70"><draw:control text:anchor-type="as-char" svg:y="-0.598cm" draw:z-index="87" draw:name="Vorm1_56" draw:style-name="gr3" draw:text-style-name="P56" svg:width="4.46cm" svg:height="0.802cm" draw:control="control86"/></text:p>
          </table:table-cell>
        </table:table-row>
        <table:table-row table:style-name="Tabel2.2">
          <table:table-cell table:style-name="Tabel2.A3" office:value-type="string">
            <text:p text:style-name="P67"><draw:control text:anchor-type="as-char" svg:y="-0.598cm" draw:z-index="52" draw:name="Vorm1_21" draw:style-name="gr3" draw:text-style-name="P56" svg:width="1.176cm" svg:height="0.802cm" draw:control="control51"/></text:p>
          </table:table-cell>
          <table:table-cell table:style-name="Tabel2.A3" office:value-type="string">
            <text:p text:style-name="P69"><draw:control text:anchor-type="as-char" svg:y="-0.598cm" draw:z-index="63" draw:name="Vorm1_32" draw:style-name="gr3" draw:text-style-name="P56" svg:width="2.855cm" svg:height="0.802cm" draw:control="control62"/></text:p>
          </table:table-cell>
          <table:table-cell table:style-name="Tabel2.A3" office:value-type="string">
            <text:p text:style-name="P69"><draw:control text:anchor-type="as-char" svg:y="-0.598cm" draw:z-index="68" draw:name="Vorm1_37" draw:style-name="gr3" draw:text-style-name="P56" svg:width="3.56cm" svg:height="0.802cm" draw:control="control67"/></text:p>
          </table:table-cell>
          <table:table-cell table:style-name="Tabel2.A3" office:value-type="string">
            <text:p text:style-name="P70"><draw:control text:anchor-type="as-char" svg:y="-0.598cm" draw:z-index="73" draw:name="Vorm1_42" draw:style-name="gr3" draw:text-style-name="P56" svg:width="3.287cm" svg:height="0.802cm" draw:control="control72"/></text:p>
          </table:table-cell>
          <table:table-cell table:style-name="Tabel2.A3" office:value-type="string">
            <text:p text:style-name="P70"><draw:control text:anchor-type="as-char" svg:y="-0.598cm" draw:z-index="78" draw:name="Vorm1_47" draw:style-name="gr3" draw:text-style-name="P56" svg:width="2.855cm" svg:height="0.802cm" draw:control="control77"/></text:p>
          </table:table-cell>
          <table:table-cell table:style-name="Tabel2.A3" office:value-type="string">
            <text:p text:style-name="P70"><draw:control text:anchor-type="as-char" svg:y="-0.598cm" draw:z-index="83" draw:name="Vorm1_52" draw:style-name="gr3" draw:text-style-name="P56" svg:width="4.283cm" svg:height="0.802cm" draw:control="control82"/></text:p>
          </table:table-cell>
          <table:table-cell table:style-name="Tabel2.G3" office:value-type="string">
            <text:p text:style-name="P70"><draw:control text:anchor-type="as-char" svg:y="-0.598cm" draw:z-index="88" draw:name="Vorm1_57" draw:style-name="gr3" draw:text-style-name="P56" svg:width="4.46cm" svg:height="0.802cm" draw:control="control87"/></text:p>
          </table:table-cell>
        </table:table-row>
        <table:table-row table:style-name="Tabel2.2">
          <table:table-cell table:style-name="Tabel2.A3" office:value-type="string">
            <text:p text:style-name="P67"><draw:control text:anchor-type="as-char" svg:y="-0.598cm" draw:z-index="53" draw:name="Vorm1_22" draw:style-name="gr3" draw:text-style-name="P56" svg:width="1.176cm" svg:height="0.802cm" draw:control="control52"/></text:p>
          </table:table-cell>
          <table:table-cell table:style-name="Tabel2.A3" office:value-type="string">
            <text:p text:style-name="P69"><draw:control text:anchor-type="as-char" svg:y="-0.598cm" draw:z-index="64" draw:name="Vorm1_33" draw:style-name="gr3" draw:text-style-name="P56" svg:width="2.855cm" svg:height="0.802cm" draw:control="control63"/></text:p>
          </table:table-cell>
          <table:table-cell table:style-name="Tabel2.A3" office:value-type="string">
            <text:p text:style-name="P69"><draw:control text:anchor-type="as-char" svg:y="-0.598cm" draw:z-index="69" draw:name="Vorm1_38" draw:style-name="gr3" draw:text-style-name="P56" svg:width="3.56cm" svg:height="0.802cm" draw:control="control68"/></text:p>
          </table:table-cell>
          <table:table-cell table:style-name="Tabel2.A3" office:value-type="string">
            <text:p text:style-name="P70"><draw:control text:anchor-type="as-char" svg:y="-0.598cm" draw:z-index="74" draw:name="Vorm1_43" draw:style-name="gr3" draw:text-style-name="P56" svg:width="3.287cm" svg:height="0.802cm" draw:control="control73"/></text:p>
          </table:table-cell>
          <table:table-cell table:style-name="Tabel2.A3" office:value-type="string">
            <text:p text:style-name="P70"><draw:control text:anchor-type="as-char" svg:y="-0.598cm" draw:z-index="79" draw:name="Vorm1_48" draw:style-name="gr3" draw:text-style-name="P56" svg:width="2.855cm" svg:height="0.802cm" draw:control="control78"/></text:p>
          </table:table-cell>
          <table:table-cell table:style-name="Tabel2.A3" office:value-type="string">
            <text:p text:style-name="P70"><draw:control text:anchor-type="as-char" svg:y="-0.598cm" draw:z-index="84" draw:name="Vorm1_53" draw:style-name="gr3" draw:text-style-name="P56" svg:width="4.283cm" svg:height="0.802cm" draw:control="control83"/></text:p>
          </table:table-cell>
          <table:table-cell table:style-name="Tabel2.G3" office:value-type="string">
            <text:p text:style-name="P70"><draw:control text:anchor-type="as-char" svg:y="-0.598cm" draw:z-index="89" draw:name="Vorm1_58" draw:style-name="gr3" draw:text-style-name="P56" svg:width="4.46cm" svg:height="0.802cm" draw:control="control88"/></text:p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10-31T16:07:14.297337988">31-10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10-31T16:07:14.298523608">31-10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31T16:07:14.224316545</dc:date>
    <meta:print-date>2014-01-05T10:21:33.960023988</meta:print-date>
    <meta:keyword>Installatie</meta:keyword>
    <meta:keyword>Checklist</meta:keyword>
    <meta:keyword>Linux</meta:keyword>
    <meta:editing-cycles>2504</meta:editing-cycles>
    <meta:editing-duration>P5DT4H8M3S</meta:editing-duration>
    <meta:printed-by>Karel Zimmer</meta:printed-by>
    <dc:creator>Karel Zimmer</dc:creator>
    <meta:document-statistic meta:table-count="6" meta:image-count="2" meta:object-count="0" meta:page-count="4" meta:paragraph-count="147" meta:word-count="413" meta:character-count="3176" meta:non-whitespace-character-count="2701"/>
    <meta:user-defined meta:name="Info 1"/>
    <meta:user-defined meta:name="Info 2"/>
    <meta:user-defined meta:name="Info 3"/>
    <meta:user-defined meta:name="Info 4"/>
  </office:meta>
</office:document-meta>
</file>